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RLOS CABANILLAS VIG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ICOLA CRESTA ROJA EIR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P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BANILLAS VIGO, CARLO IV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RONAL RODRIGUEZ RI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5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3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6395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20:35:3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